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059c3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059c3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نَّبَإِ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5171_2070482055"/><text:span text:style-name="T3"> </text:span><text:span text:style-name="T2">عَمَّؐ يَتَسَآءَلُونَ </text:span><text:span text:style-name="T3">(1)</text:span><text:span text:style-name="T2"> عَـنِ </text:span><text:span text:style-name="T5">۱</text:span><text:span text:style-name="T2">لنَّبَإِ </text:span><text:span text:style-name="T5">۱</text:span><text:span text:style-name="T2">لْعَظِيمِ </text:span><text:span text:style-name="T3">(2)</text:span><text:span text:style-name="T2"> </text:span><text:span text:style-name="T5">۱ﻟ﮲</text:span><text:span text:style-name="T2"> هُمْ فِيهِ مُخْتَلِفُونَؐ </text:span><text:span text:style-name="T3">(3)</text:span><text:span text:style-name="T2"> كَلاَّ سَيَعْلَمُونَ </text:span><text:span text:style-name="T3">(4)</text:span><text:span text:style-name="T2"> ثُمَّ كَلاَّ سَيَعْلَمُونَؐ </text:span><text:span text:style-name="T3">(5)</text:span><text:span text:style-name="T2"> أَلَمْ نَجْعَلِ </text:span><text:span text:style-name="T5">۱</text:span><text:span text:style-name="T2">لاَرْضَ مِهَـٰداً </text:span><text:span text:style-name="T3">(6)</text:span><text:span text:style-name="T2"> وَالْجِبَالَ أَوْتَاداً </text:span><text:span text:style-name="T3">(7)</text:span><text:span text:style-name="T2"> وَخَلَقْنَـٰكُمُ; أَزْوَ؛جاً </text:span><text:span text:style-name="T3">(8)</text:span><text:span text:style-name="T2"> وَجَعَلْنَا نَوْمَكُمْ سُبَاتاً </text:span><text:span text:style-name="T3">(9)</text:span><text:span text:style-name="T2"> وَجَعَلْنَا </text:span><text:span text:style-name="T5">۰</text:span><text:span text:style-name="T2">ليْلَ لِبَاساً </text:span><text:span text:style-name="T3">(10)</text:span><text:span text:style-name="T2"> وَجَعَلْنَا </text:span><text:span text:style-name="T5">۰</text:span><text:span text:style-name="T2">لنَّهَارَ مَعَاشاً </text:span><text:span text:style-name="T3">(11)</text:span><text:span text:style-name="T2"> وَبَنَيْنَا فَوْقَكُمْ سَبْعاً شِدَاداً </text:span><text:span text:style-name="T3">(12)</text:span><text:span text:style-name="T2"> وَجَعَلْنَا سِرَاجاً وَهَّاجاً </text:span><text:span text:style-name="T3">(13)</text:span><text:span text:style-name="T2"> وَأَنزَلْنَا مِــنَ </text:span><text:span text:style-name="T5">۰</text:span><text:span text:style-name="T2">لْمُعْصِرَ؛تِ مَآءً ثَجَّاجاً </text:span><text:span text:style-name="T3">(14)</text:span><text:span text:style-name="T2"> ڤِّنُخْرۣجَ بِهِ” حَبّاً وَنَبَاتاً </text:span><text:span text:style-name="T3">(15)</text:span><text:span text:style-name="T2"> وَجَنَّـٰتٖ اَلْفَافاٗؐ </text:span><text:span text:style-name="T3">(16)</text:span><text:span text:style-name="T2"> اِنَّ يَوْمَ </text:span><text:span text:style-name="T5">۰</text:span><text:span text:style-name="T2">لْفَصْــلۣ كَانَ مِيقَـٰتاً </text:span><text:span text:style-name="T3">(17)</text:span><text:span text:style-name="T2"> يَوْمَ يُنفَخُ فِى </text:span><text:span text:style-name="T5">۱</text:span><text:span text:style-name="T2">لصُّورۣ فَتَاتُونَ أَفْوَاجاً </text:span><text:span text:style-name="T3">(18)</text:span><text:span text:style-name="T2"> وَفُتِّحَتِ </text:span><text:span text:style-name="T5">۱</text:span><text:span text:style-name="T2">لسَّمَآءُ فَكَانَتَ اَبْوَ؛باً </text:span><text:span text:style-name="T3">(19)</text:span><text:span text:style-name="T2"> وَسُيِّرَتِ </text:span><text:span text:style-name="T5">۱</text:span><text:span text:style-name="T2">لْجِبَالُ فَكَانَتْ سَرَاباٗؐ </text:span><text:span text:style-name="T3">(20)</text:span><text:span text:style-name="T2"> اِنَّ جَهَنَّمَ كَانَتْ مِرْصَاداً </text:span><text:span text:style-name="T3">(21)</text:span><text:span text:style-name="T2"> لِّلطَّـٰغِيــنَ مَـَٔاباً </text:span><text:span text:style-name="T3">(22)</text:span><text:span text:style-name="T2"> چَّـبِثِينَ فِيهَآ أَحْقَاباًؐ </text:span><text:span text:style-name="T3">(23)</text:span><text:span text:style-name="T2"> لاَّ يَذُوقُونَ فِيهَا بَرْداً وَلاَ شَرَاباٗ </text:span><text:span text:style-name="T3">(24)</text:span><text:span text:style-name="T2"> اِلاَّ حَمِيماً وَغَسَاقاً </text:span><text:span text:style-name="T3">(25)</text:span><text:span text:style-name="T2"> جَزَآءً وۣفَاقاٗؐ </text:span><text:span text:style-name="T3">(26)</text:span><text:span text:style-name="T2"> اِنَّهُمْ كَانُواْ لاَ يَرْجُونَ حِسَاباً </text:span><text:span text:style-name="T3">(27)</text:span><text:span text:style-name="T2"> وَكَذَّبُواْ بِـَٔايَـٰتِنَا كِذَّاباًؐ </text:span><text:span text:style-name="T3">(28)</text:span><text:span text:style-name="T2"> وَكُلَّ شَيْءٖ اَحْصَيْنَـٰهُ كِتَـٰباًؐ </text:span><text:span text:style-name="T3">(29)</text:span><text:span text:style-name="T2"> فَذُوقُوا فَلَن نَّزۣيدَكُمُ; إِلاَّ عَذَاباٗؐ </text:span><text:span text:style-name="T3">(30)</text:span><text:span text:style-name="T2"> اِنَّ لِلْمُتَّقِيــنَ مَفَازاٗ </text:span><text:span text:style-name="T3">(31)</text:span><text:span text:style-name="T2"> حَدَآئِقَ وَأَعْنَـٰباً </text:span><text:span text:style-name="T3">(32)</text:span><text:span text:style-name="T2"> وَكَوَاعِبَ أَتْرَاباً </text:span><text:span text:style-name="T3">(33)</text:span><text:span text:style-name="T2"> وَكَأْساً دِهَاقاً </text:span><text:span text:style-name="T3">(34)</text:span><text:span text:style-name="T2"> لاَّ يَسْمَعُونَ فِيهَا لَغْواً وَلاَ كِذَّاباًؐ </text:span><text:span text:style-name="T3">(35)</text:span><text:span text:style-name="T2"> جَزَآءً مِّن رَّبِّــكَ عَطَآءٗ حِسَاباًؐ </text:span><text:span text:style-name="T3">(36)</text:span><text:span text:style-name="T2"> رَّبُّ </text:span><text:span text:style-name="T5">۴</text:span><text:span text:style-name="T2">لسَّمَـٰوَ؛تِ وَالاَرْضِ وَمَا بَيْنَهُمَاؐ </text:span><text:span text:style-name="T5">۰</text:span><text:span text:style-name="T2">لرَّحْمَـٰــنُ لاَ يَمْلِكُونَ مِنْهُ خِطَاباًؐ </text:span><text:span text:style-name="T3">(37)</text:span><text:span text:style-name="T2"> يَوْمَ يَقُومُ </text:span><text:span text:style-name="T5">۴</text:span><text:span text:style-name="T2">لرُّوحُ وَالْمَلَئِكَةُ صَفّاً لاَّ يَتَكَلَّمُونَ إِلاَّ مَــنَ اَذِنَ لَهُ </text:span><text:span text:style-name="T5">۴</text:span><text:span text:style-name="T2">لرَّحْمَـٰنُ وَقَالَ </text:span><text:soft-page-break/><text:span text:style-name="T2">صَوَاباًؐ </text:span><text:span text:style-name="T3">(38)</text:span><text:span text:style-name="T2"> ذَ؛لِكَ </text:span><text:span text:style-name="T5">۰</text:span><text:span text:style-name="T2">لْيَوْمُ </text:span><text:span text:style-name="T5">۴</text:span><text:span text:style-name="T2">لْحَقُّؐ فَمَــن شَآءَ "تَّخَذَ إِلَيٰ رَبِّهِ” مَـَٔاباٗؐ </text:span><text:span text:style-name="T3">(39)</text:span><text:span text:style-name="T2"> اِنَّآ أَنذَرْنَـٰكُمْ عَذَاباً قَرۣيباً يَوْمَ يَنظُرُ </text:span><text:span text:style-name="T5">۴</text:span><text:span text:style-name="T2">لْمَرْءُ مَا قَدَّمَــتْ يَدَ؛هُ وَيَقُولُ </text:span><text:span text:style-name="T5">۴</text:span><text:span text:style-name="T2">لْكَافِرُ يَـٰلَيْتَنِى كُنتُ تُرَ؛باً </text:span><text:span text:style-name="T3">(40)</text:span><text:span text:style-name="T2"> </text:span><text:bookmark-end text:name="__DdeLink__5171_20704820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2:08.079458095</meta:creation-date>
    <dc:date>2025-03-06T08:11:56.215777256</dc:date>
    <meta:editing-duration>PT4M4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220" meta:character-count="1224" meta:non-whitespace-character-count="1005"/>
  </office:meta>
</office:document-meta>
</file>